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4.471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4.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f2539" officeooo:paragraph-rsid="000f2539"/>
    </style:style>
    <style:style style:name="P2" style:family="paragraph" style:parent-style-name="Text_20_body">
      <style:paragraph-properties fo:text-align="end" style:justify-single-word="false"/>
      <style:text-properties officeooo:rsid="001726af" officeooo:paragraph-rsid="001726af"/>
    </style:style>
    <style:style style:name="P3" style:family="paragraph" style:parent-style-name="Text_20_body">
      <style:text-properties officeooo:rsid="0018f4a8" officeooo:paragraph-rsid="0018f4a8"/>
    </style:style>
    <style:style style:name="P4" style:family="paragraph" style:parent-style-name="Text_20_body">
      <style:text-properties officeooo:rsid="0019619f" officeooo:paragraph-rsid="0019619f"/>
    </style:style>
    <style:style style:name="P5" style:family="paragraph" style:parent-style-name="Table_20_Contents">
      <style:text-properties officeooo:rsid="000f2539" officeooo:paragraph-rsid="000f2539"/>
    </style:style>
    <style:style style:name="P6" style:family="paragraph" style:parent-style-name="Table_20_Contents">
      <style:text-properties officeooo:rsid="0013dff1" officeooo:paragraph-rsid="0013dff1"/>
    </style:style>
    <style:style style:name="P7" style:family="paragraph" style:parent-style-name="Table_20_Contents">
      <style:text-properties officeooo:rsid="00159462" officeooo:paragraph-rsid="00159462"/>
    </style:style>
    <style:style style:name="P8" style:family="paragraph" style:parent-style-name="Table_20_Contents">
      <style:text-properties officeooo:rsid="0018f4a8" officeooo:paragraph-rsid="0018f4a8"/>
    </style:style>
    <style:style style:name="P9" style:family="paragraph" style:parent-style-name="Standard">
      <style:text-properties officeooo:rsid="001726af" officeooo:paragraph-rsid="001726af"/>
    </style:style>
    <style:style style:name="P10" style:family="paragraph" style:parent-style-name="Standard">
      <style:text-properties officeooo:paragraph-rsid="000f2539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19619f" officeooo:paragraph-rsid="0019619f"/>
    </style:style>
    <style:style style:name="P12" style:family="paragraph" style:parent-style-name="Text_20_body">
      <style:paragraph-properties fo:text-align="center" style:justify-single-word="false"/>
      <style:text-properties fo:font-size="14pt" officeooo:rsid="001726af" officeooo:paragraph-rsid="000f2539" style:font-size-asian="14pt" style:font-size-complex="14p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19619f" officeooo:paragraph-rsid="0019619f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1ada97" officeooo:paragraph-rsid="001ada97"/>
    </style:style>
    <style:style style:name="P15" style:family="paragraph" style:parent-style-name="Table_20_Contents">
      <style:text-properties officeooo:rsid="000f2539" officeooo:paragraph-rsid="000f2539"/>
    </style:style>
    <style:style style:name="P16" style:family="paragraph" style:parent-style-name="Table_20_Contents">
      <style:text-properties officeooo:rsid="00199138" officeooo:paragraph-rsid="00199138"/>
    </style:style>
    <style:style style:name="T1" style:family="text">
      <style:text-properties officeooo:rsid="001726af"/>
    </style:style>
    <style:style style:name="T2" style:family="text">
      <style:text-properties officeooo:rsid="0018f4a8"/>
    </style:style>
    <style:style style:name="T3" style:family="text">
      <style:text-properties style:font-name="sans-serif" fo:font-size="10.5pt"/>
    </style:style>
    <style:style style:name="T4" style:family="text">
      <style:text-properties style:font-name="sans-serif" fo:font-size="10.5pt" officeooo:rsid="0018f4a8"/>
    </style:style>
    <style:style style:name="T5" style:family="text">
      <style:text-properties style:text-position="super 58%"/>
    </style:style>
    <style:style style:name="T6" style:family="text">
      <style:text-properties officeooo:rsid="00199138"/>
    </style:style>
    <style:style style:name="T7" style:family="text">
      <style:text-properties officeooo:rsid="001b63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hakti Papdeja</text:p>
      <text:p text:style-name="P2">Roll No: 16CS60R54</text:p>
      <text:p text:style-name="P12">ASSIGNMENT REPORT</text:p>
      <text:p text:style-name="P1">Assignment<text:span text:style-name="T1">2</text:span></text:p>
      <text:p text:style-name="P1">Problem Statement</text:p>
      <text:p text:style-name="P10"><text:span text:style-name="T3">In this assignment you need to implement a client-server chat application using TCP sockets. There will be single server and multiple clients communicating with the same server. The </text:span><text:span text:style-name="T4">s</text:span><text:span text:style-name="T3">erver process can handle at most 5 concurrent connections. Each client process will open a new connection with the server and to handle each client request, the server will create a new child PROCESS. </text:span></text:p>
      <text:p text:style-name="P1"/>
      <text:p text:style-name="P4">Design Details:</text:p>
      <text:p text:style-name="P4">Steps</text:p>
      <text:p text:style-name="P4">1. Client Side :</text:p>
      <text:p text:style-name="P11"><text:s text:c="4"/>a. This code has 2 processes running parallely, one for sending the data, and another for receiving the <text:s/>ata from another client. These 2 processes are created using fork() system call. </text:p>
      <text:p text:style-name="P11"><text:s text:c="4"/>b. It handles 3 types of messages 1. clientId : Message – it is to send the message to given clientId. 2. A – to get the list of all Active clients 3. exit – to exit the connection of cliet from server</text:p>
      <text:p text:style-name="P11">c. The client also takes care of ^C for termination of connection from server as well as termination of its processes.</text:p>
      <text:p text:style-name="P11"/>
      <text:p text:style-name="P11">2. Server Side <text:s/>:</text:p>
      <text:p text:style-name="P11"><text:s text:c="4"/>a. The random numbers are generated for clientid and clientname for new connection</text:p>
      <text:p text:style-name="P11"><text:s text:c="4"/>b. The shared queue for storing messages from all the clients, <text:s/>This structure has fields(front , rear , message) , where message is a structure of fields (FromId, FromName, ToId, Toname, Message and Time). It also creates 5 shared queues for every individual client of the same structure type.</text:p>
      <text:p text:style-name="P11"><text:s text:c="4"/>c. The Server forks a child to handle this All message queue, it deques the message from this queue and enqueues to the respective client's queue.</text:p>
      <text:p text:style-name="P11"><text:s text:c="3"/>d. The main process of the server, takes care of accepting the connections from client(Max 5).</text:p>
      <text:p text:style-name="P11">and creates 2 processes for every accepted connection. One for continuous sending the data, and <text:s text:c="2"/>another for continuous sending of data.</text:p>
      <text:p text:style-name="P11"><text:s text:c="3"/>e. The message from clent is examined and the appropriate action is taken depending on following conditions</text:p>
      <text:p text:style-name="P11"><text:s text:c="8"/>1&gt; Message containing - <text:s text:c="3"/>clientId : Message</text:p>
      <text:p text:style-name="P11"><text:s text:c="15"/>Then examining whether the clientid is valid or not and if not then send Error message.</text:p>
      <text:p text:style-name="P11"><text:soft-page-break/><text:s text:c="15"/>If the Clientid is valid, then test the message, if it is not blank then enqueu it in All Message Shared queue.</text:p>
      <text:p text:style-name="P11"><text:s text:c="7"/>2&gt; Message Containing – A</text:p>
      <text:p text:style-name="P11"><text:s text:c="14"/>Then find the all active clients and send the (id, name) list to the requesting client.</text:p>
      <text:p text:style-name="P11"><text:s text:c="7"/>3&gt; Message Containing – Exit</text:p>
      <text:p text:style-name="P11"><text:s text:c="14"/>Then abort the respective processes on server which handles this respective client.</text:p>
      <text:p text:style-name="P11">f. The sender of every process on Server side , Dequeues the message from its dedicated queue and sends it to the client.</text:p>
      <text:p text:style-name="P14">h. Binary Semaphore is used with sem_wait(mutex) and sem_post(mutex) <text:s/><text:span text:style-name="T7">system calls</text:span> for critical section i.e. shared variables getting accessed by parent and child simulteneously.</text:p>
      <text:p text:style-name="P14"/>
      <text:p text:style-name="P11"><text:s text:c="3"/></text:p>
      <text:p text:style-name="P1"/>
      <text:p text:style-name="P1"/>
      <text:p text:style-name="P1"/>
      <text:p text:style-name="P3">Test Cases: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5">Test Case</text:p>
          </table:table-cell>
          <table:table-cell table:style-name="Table1.A1" office:value-type="string">
            <text:p text:style-name="P5">Input</text:p>
          </table:table-cell>
          <table:table-cell table:style-name="Table1.A1" office:value-type="string">
            <text:p text:style-name="P5">Output</text:p>
          </table:table-cell>
          <table:table-cell table:style-name="Table1.D1" office:value-type="string">
            <text:p text:style-name="P5">Explaination</text:p>
          </table:table-cell>
        </table:table-row>
        <table:table-row>
          <table:table-cell table:style-name="Table1.A2" office:value-type="string">
            <text:p text:style-name="P5">Incorrect Host Address</text:p>
          </table:table-cell>
          <table:table-cell table:style-name="Table1.A2" office:value-type="string">
            <text:p text:style-name="P5">IP Address: ABCD</text:p>
          </table:table-cell>
          <table:table-cell table:style-name="Table1.A2" office:value-type="string">
            <text:p text:style-name="P5">HOST NOT FOUND</text:p>
          </table:table-cell>
          <table:table-cell table:style-name="Table1.D2" office:value-type="string">
            <text:p text:style-name="P5">When server has started and client wants to connect to a specific server, it has to supply correct IP Address or host name, otherwise there is an Error</text:p>
          </table:table-cell>
        </table:table-row>
        <table:table-row>
          <table:table-cell table:style-name="Table1.A2" office:value-type="string">
            <text:p text:style-name="P8">A client Sending msg to itself</text:p>
          </table:table-cell>
          <table:table-cell table:style-name="Table1.A2" office:value-type="string">
            <text:p text:style-name="P8">CltId : Msg</text:p>
          </table:table-cell>
          <table:table-cell table:style-name="Table1.A2" office:value-type="string">
            <text:p text:style-name="P8">Error! Client cannot send the message to itself.</text:p>
          </table:table-cell>
          <table:table-cell table:style-name="Table1.D2" office:value-type="string">
            <text:p text:style-name="P8">If sender has same id as that of receiver, then the Error is generated</text:p>
          </table:table-cell>
        </table:table-row>
        <table:table-row>
          <table:table-cell table:style-name="Table1.A2" office:value-type="string">
            <text:p text:style-name="P8">Max clients per session are limited to 5</text:p>
          </table:table-cell>
          <table:table-cell table:style-name="Table1.A2" office:value-type="string">
            <text:p text:style-name="P8">If 6<text:span text:style-name="T5">th</text:span> client tries to login </text:p>
          </table:table-cell>
          <table:table-cell table:style-name="Table1.A2" office:value-type="string">
            <text:p text:style-name="P8">Error! Connection Limit Exceeded!!</text:p>
          </table:table-cell>
          <table:table-cell table:style-name="Table1.D2" office:value-type="string">
            <text:p text:style-name="P8">Since the session limit is set to 5, so there can be maximum 5 clients communicating with each other.</text:p>
          </table:table-cell>
        </table:table-row>
        <table:table-row>
          <table:table-cell table:style-name="Table1.A2" office:value-type="string">
            <text:p text:style-name="P5">Blank Text or Text without colon.</text:p>
            <text:p text:style-name="P5"/>
            <text:p text:style-name="P8">The msg sent from client is </text:p>
            <text:p text:style-name="P8">clientId : msg</text:p>
            <text:p text:style-name="P8">form, violating this form creates an Error</text:p>
          </table:table-cell>
          <table:table-cell table:style-name="Table1.A2" office:value-type="string">
            <text:p text:style-name="P5">Empty string</text:p>
            <text:p text:style-name="P5">OR</text:p>
            <text:p text:style-name="P5">String without colon</text:p>
          </table:table-cell>
          <table:table-cell table:style-name="Table1.A2" office:value-type="string">
            <text:p text:style-name="P5">Error! <text:span text:style-name="T2">C</text:span>olon Missing</text:p>
            <text:p text:style-name="P5"/>
            <text:p text:style-name="P16"/>
          </table:table-cell>
          <table:table-cell table:style-name="Table1.D2" office:value-type="string">
            <text:p text:style-name="P5">Since Input is Expected to be <text:span text:style-name="T2">id</text:span> seperated <text:span text:style-name="T2">msg</text:span> by colon, it is compulsory to have colon. Sent from Client will be checked by server and corresponding Error <text:soft-page-break/>message is sent to Client</text:p>
          </table:table-cell>
        </table:table-row>
        <table:table-row>
          <table:table-cell table:style-name="Table1.A2" office:value-type="string">
            <text:p text:style-name="P16">If clientId is invalid</text:p>
          </table:table-cell>
          <table:table-cell table:style-name="Table1.A2" office:value-type="string">
            <text:p text:style-name="P5"><text:s/><text:span text:style-name="T6">Clientid:message</text:span></text:p>
          </table:table-cell>
          <table:table-cell table:style-name="Table1.A2" office:value-type="string">
            <text:p text:style-name="P5"><text:s/><text:span text:style-name="T6">Error! Invalid client Id or name</text:span></text:p>
          </table:table-cell>
          <table:table-cell table:style-name="Table1.D2" office:value-type="string">
            <text:p text:style-name="P16">If the clientid is not the one who is active at the time then, it should report an Error.</text:p>
          </table:table-cell>
        </table:table-row>
        <table:table-row>
          <table:table-cell table:style-name="Table1.A2" office:value-type="string">
            <text:p text:style-name="P6">Error in Receiving Data or Sending Data</text:p>
          </table:table-cell>
          <table:table-cell table:style-name="Table1.A2" office:value-type="string">
            <text:p text:style-name="P6">recvfrom</text:p>
            <text:p text:style-name="P6">and </text:p>
            <text:p text:style-name="P6">sendto</text:p>
            <text:p text:style-name="P6">function calls</text:p>
          </table:table-cell>
          <table:table-cell table:style-name="Table1.A2" office:value-type="string">
            <text:p text:style-name="P6">Error in Receiving data</text:p>
            <text:p text:style-name="P6">Error in Sending data. </text:p>
            <text:p text:style-name="P7">These functions returning &lt; 0 value</text:p>
          </table:table-cell>
          <table:table-cell table:style-name="Table1.D2" office:value-type="string">
            <text:p text:style-name="P6">Due to connection Error, there can be receiving or sending Error.</text:p>
          </table:table-cell>
        </table:table-row>
        <table:table-row>
          <table:table-cell table:style-name="Table1.A2" office:value-type="string">
            <text:p text:style-name="P6">Shared Variable Creation Error</text:p>
          </table:table-cell>
          <table:table-cell table:style-name="Table1.A2" office:value-type="string">
            <text:p text:style-name="P6">shmget</text:p>
            <text:p text:style-name="P6">and </text:p>
            <text:p text:style-name="P6">shmat</text:p>
            <text:p text:style-name="P6">function calls</text:p>
          </table:table-cell>
          <table:table-cell table:style-name="Table1.A2" office:value-type="string">
            <text:p text:style-name="P6">Error in Creating Shared Variable</text:p>
          </table:table-cell>
          <table:table-cell table:style-name="Table1.D2" office:value-type="string">
            <text:p text:style-name="P6">A shared variable is maintained to know number of active clients </text:p>
          </table:table-cell>
        </table:table-row>
        <table:table-row>
          <table:table-cell table:style-name="Table1.A2" office:value-type="string">
            <text:p text:style-name="P7">Error in accepting the connection</text:p>
          </table:table-cell>
          <table:table-cell table:style-name="Table1.A2" office:value-type="string">
            <text:p text:style-name="P7">System call accept</text:p>
            <text:p text:style-name="P7"/>
          </table:table-cell>
          <table:table-cell table:style-name="Table1.A2" office:value-type="string">
            <text:p text:style-name="P7">Returning &lt; 0 value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Error in binding</text:p>
          </table:table-cell>
          <table:table-cell table:style-name="Table1.A2" office:value-type="string">
            <text:p text:style-name="P7">System call bind</text:p>
          </table:table-cell>
          <table:table-cell table:style-name="Table1.A2" office:value-type="string">
            <text:p text:style-name="P7">Returning &lt; 0 </text:p>
          </table:table-cell>
          <table:table-cell table:style-name="Table1.D2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Reference For HeatMap </text:p>
      <text:p text:style-name="P9"><text:a xlink:type="simple" xlink:href="http://stackoverflow.com/questions/32236046/add-a-legend-to-my-heatmap-plot">http://stackoverflow.com/questions/32236046/add-a-legend-to-my-heatmap-plot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9:49:55.269381417</meta:creation-date>
    <dc:date>2017-01-28T17:11:12.601052441</dc:date>
    <meta:editing-duration>PT1H17M10S</meta:editing-duration>
    <meta:editing-cycles>9</meta:editing-cycles>
    <meta:generator>LibreOffice/4.2.8.2$Linux_X86_64 LibreOffice_project/420m0$Build-2</meta:generator>
    <meta:document-statistic meta:table-count="1" meta:image-count="0" meta:object-count="0" meta:page-count="3" meta:paragraph-count="83" meta:word-count="738" meta:character-count="4462" meta:non-whitespace-character-count="3671"/>
  </office:meta>
</office:document-meta>
</file>